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9.205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437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25.116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0.242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871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0.6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0.6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9.4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9.8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9.8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0.7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0.7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1.2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1.7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1.9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2.2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2.3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2.6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2.9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3.5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3.8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3.9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4.2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4.4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4.6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4.9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4.9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5.5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5.8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5.9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6.3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6.3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6.9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2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7.4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7.6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8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8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8.6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9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9.1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9.7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0.1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0.6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0.8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1.0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1.3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2.7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2.8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3.0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3.6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3.8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4.3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4.9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5.4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5.7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16.1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16.6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7.2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17.4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1.4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1.4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7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7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6.0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6.0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6.4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6.6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6.8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7.3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7.8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8.2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16.8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16.8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5.6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6.068cm" svg:y="4.215cm" svg:viewBox="0 0 356 336" draw:points="178,336 0,336 0,0 356,0 356,336">
            <text:p/>
          </draw:polygon>
          <draw:path draw:style-name="gr5" draw:text-style-name="P5" draw:layer="layout" svg:width="0.3cm" svg:height="0.359cm" svg:x="16.0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2.2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2.3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2.5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2.8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3.0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3.3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3.5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3.9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626cm" svg:x1="9.494cm" svg:y1="1.324cm" svg:x2="8.34cm" svg:y2="3.309cm" draw:start-shape="id1" draw:start-glue-point="3" draw:end-shape="id2" svg:d="M9494 1324h-1128l-26 1484v501" svg:viewBox="0 0 1155 1986">
          <text:p/>
        </draw:connector>
        <draw:connector draw:style-name="gr9" draw:text-style-name="P1" draw:layer="layout" draw:type="lines" draw:line-skew="1.462cm" svg:x1="21.731cm" svg:y1="1.325cm" svg:x2="23.705cm" svg:y2="3.31cm" draw:start-shape="id3" draw:start-glue-point="1" draw:end-shape="id4" draw:end-glue-point="0" svg:d="M21731 1325h1962l12 1484v501" svg:viewBox="0 0 1975 1986">
          <text:p/>
        </draw:connector>
        <draw:connector draw:style-name="gr9" draw:text-style-name="P1" draw:layer="layout" draw:type="lines" draw:line-skew="0cm -0.367cm" svg:x1="8.274cm" svg:y1="5.338cm" svg:x2="11.315cm" svg:y2="6.708cm" draw:start-shape="id5" draw:start-glue-point="2" draw:end-shape="id6" draw:end-glue-point="0" svg:d="M8274 5338v500l3041 2v868" svg:viewBox="0 0 3042 1371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4.4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4.5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8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5.1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6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6.0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4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7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7.1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7.6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4.2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4.2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4.5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4.9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5.4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5.7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6.2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5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26.8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4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16.9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16.9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7.4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7.9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8.1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4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18.5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8.8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9.1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1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9.7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0.0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0.1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0.4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0.6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0.8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1.1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1.1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1.7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2.0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2.1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2.5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5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3.1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4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3.6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3.8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4.2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4.2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4.8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5.1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5.3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5.7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6.1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6.7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0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27.3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8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8.1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8.6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8.9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29.3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9.8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1.6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1.6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1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6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8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1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2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4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3.7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7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4.3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4.6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4.8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1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5.2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4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5.7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7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3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6.8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7.1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1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7.7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1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8.2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8.4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8.8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9.4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9.7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0.0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0.5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1.0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1.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8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2.1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6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0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4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7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4.1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6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9.705cm" svg:height="1.016cm" svg:x="1.463cm" svg:y="7.7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9.705cm" svg:height="1.016cm" svg:x="1.463cm" svg:y="6.7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33cm" svg:y="6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708cm" svg:y="7.601cm" svg:viewBox="0 0 375 336" draw:points="188,336 0,336 0,0 375,0 375,336">
            <text:p/>
          </draw:polygon>
          <draw:path draw:style-name="gr5" draw:text-style-name="P5" draw:layer="layout" svg:width="0.331cm" svg:height="0.336cm" svg:x="0.725cm" svg:y="7.6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8.936cm" svg:y="8.085cm" svg:viewBox="0 0 4635 451" draw:points="2318,451 0,451 0,0 4635,0 4635,451">
            <text:p/>
          </draw:polygon>
          <draw:path draw:style-name="gr5" draw:text-style-name="P5" draw:layer="layout" svg:width="0.231cm" svg:height="0.22cm" svg:x="8.963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229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486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735cm" svg:y="8.21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9.982cm" svg:y="8.211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235cm" svg:y="8.153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565cm" svg:y="8.084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764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104cm" svg:y="8.084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275cm" svg:y="8.125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53cm" svg:y="8.084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129cm" svg:y="8.12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301cm" svg:y="8.2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2.823cm" svg:y="8.125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099cm" svg:y="8.084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402cm" svg:y="8.214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ite(\alpha_i = 0, 5, 0), a[1] \mapsto ite(\alpha_i = 1, 5, 0)~, i \mapsto \alpha_i, j \mapsto \alpha_j \}~\pi = \alpha_i \leq 1 \wedge \alpha_j \leq 1§svg§600§FALSE§</svg:desc>
          <draw:polygon draw:style-name="gr6" draw:text-style-name="P6" draw:layer="layout" svg:width="19.407cm" svg:height="0.509cm" svg:x="1.556cm" svg:y="6.99cm" svg:viewBox="0 0 19408 510" draw:points="9705,510 0,510 0,0 19408,0 19408,510">
            <text:p/>
          </draw:polygon>
          <draw:path draw:style-name="gr5" draw:text-style-name="P5" draw:layer="layout" svg:width="0.261cm" svg:height="0.217cm" svg:x="1.574cm" svg:y="7.1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018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44cm" svg:y="6.9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938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235cm" svg:y="6.9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33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569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3.858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858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4.472cm" svg:y="7.0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152cm" svg:height="0.314cm" svg:x="4.637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826cm" svg:y="7.1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5.08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5.242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552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864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6.37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42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842cm" svg:y="7.031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7.106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8cm" svg:height="0.339cm" svg:x="7.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554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75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7.954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252cm" svg:y="6.9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374cm" svg:y="7.0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585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8.875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75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9.49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9.655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9.844cm" svg:y="7.1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10.097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0.26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569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0.881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1.416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11.66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11.86cm" svg:y="7.031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2.123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2.318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2.571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12.941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3.131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3.44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449cm" svg:y="7.1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4.06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4.378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4.56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4.738cm" svg:y="7.0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5.13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139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757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6.051cm" svg:y="7.2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6.294cm" svg:y="6.9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6.681cm" svg:y="7.1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129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7.63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95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8.275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795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9.133cm" svg:y="7.0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9.563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855cm" svg:y="7.2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0.24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0.761cm" svg:y="7.031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1" draw:text-style-name="P2" xml:id="id5" draw:id="id5" draw:layer="layout" svg:width="3.032cm" svg:height="0.762cm" svg:x="6.758cm" svg:y="4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039cm" svg:height="0.762cm" svg:x="2.782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5.788cm" svg:height="1.778cm" svg:x="1.247cm" svg:y="9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ite(\alpha_j = 0, ite(\alpha_i = 0, 5, 0), ite(\alpha_i = 1, 5, 0)) = 5~\wedge \alpha_i \leq 1 \wedge \alpha_j \leq 1§svg§600§TRUE§</svg:desc>
          <draw:polygon draw:style-name="gr4" draw:text-style-name="P4" draw:layer="layout" svg:width="14.283cm" svg:height="0.509cm" svg:x="1.532cm" svg:y="10.434cm" svg:viewBox="0 0 14284 510" draw:points="7143,510 0,510 0,0 14284,0 14284,510">
            <text:p/>
          </draw:polygon>
          <draw:path draw:style-name="gr5" draw:text-style-name="P5" draw:layer="layout" svg:width="0.131cm" svg:height="0.331cm" svg:x="1.546cm" svg:y="10.476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1.71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1.9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2.155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.31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.61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.982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3.492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3.759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3.95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4.116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304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4.559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4.72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031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341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5.851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12cm" svg:y="10.75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32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6.583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6.778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033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23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7.427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7.59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7.782cm" svg:y="10.58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8.036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8.19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507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8.819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9.354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9.59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9.797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0.061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0.255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0.509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115cm" svg:height="0.492cm" svg:x="10.7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328cm" svg:height="0.115cm" svg:x="11.027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11.542cm" svg:y="10.475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12.063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492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2.802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3.127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3.647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985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4.415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4.707cm" svg:y="10.647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5.092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5.613cm" svg:y="10.475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4" draw:text-style-name="P8" draw:layer="layout" svg:width="10.876cm" svg:height="1.379cm" svg:x="15.935cm" svg:y="9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(\alpha_i = 0 \wedge \alpha_j = 0) \vee (\alpha_i = 1 \wedge \alpha_j = 1)~\text{ERROR}§svg§600§TRUE§</svg:desc>
          <draw:polygon draw:style-name="gr4" draw:text-style-name="P4" draw:layer="layout" svg:width="10.394cm" svg:height="0.509cm" svg:x="16.173cm" svg:y="10.441cm" svg:viewBox="0 0 10395 510" draw:points="5197,510 0,510 0,0 10395,0 10395,510">
            <text:p/>
          </draw:polygon>
          <draw:path draw:style-name="gr5" draw:text-style-name="P5" draw:layer="layout" svg:width="0.105cm" svg:height="0.33cm" svg:x="16.19cm" svg:y="10.4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6.326cm" svg:y="10.462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115cm" svg:height="0.492cm" svg:x="16.673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6.83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145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7.457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7.966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8.328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8.757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051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9.42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9.932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20.185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20.485cm" svg:y="10.51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115cm" svg:height="0.492cm" svg:x="20.943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1.10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1.415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21.727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2.26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2.598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3.027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3.321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23.69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4.227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115cm" svg:height="0.492cm" svg:x="24.455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306cm" svg:height="0.335cm" svg:x="24.798cm" svg:y="10.475cm" svg:viewBox="0 0 307 336" svg:d="M50 297c0 18 0 24-37 24h-13v15h286l21-127h-13c-13 75-24 112-109 112h-66c-22 0-24-3-24-20v-132h45c48 0 53 16 53 58h13v-132h-13c0 44-5 59-53 59h-45v-119c0-17 2-20 24-20h64c76 0 89 27 97 96h13l-14-111h-279v15h13c37 0 37 6 37 24z">
            <text:p/>
          </draw:path>
          <draw:path draw:style-name="gr5" draw:text-style-name="P5" draw:layer="layout" svg:width="0.343cm" svg:height="0.348cm" svg:x="25.133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43cm" svg:height="0.348cm" svg:x="25.494cm" svg:y="10.474cm" svg:viewBox="0 0 344 349" svg:d="M94 162v-127c0-11 0-17 10-18 5-2 19-2 29-2 45 0 101 2 101 75 0 33-13 72-86 72zM197 169c48-11 87-42 87-79 0-48-56-90-129-90h-155v15h13c37 0 37 6 37 24v259c0 19 0 24-37 24h-13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25.851cm" svg:y="10.462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26.222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svg:x1="11.315cm" svg:y1="8.743cm" svg:x2="11.316cm" svg:y2="9.722cm" draw:start-shape="id6" draw:start-glue-point="2" draw:end-shape="id7" draw:end-glue-point="0" svg:d="M11315 8743v501l1-22v500" svg:viewBox="0 0 2 980">
          <text:p/>
        </draw:connector>
        <draw:custom-shape draw:style-name="gr15" draw:text-style-name="P1" draw:layer="layout" svg:width="10.473cm" svg:height="0.762cm" svg:x="1.422cm" svg:y="10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.032cm" svg:height="0.762cm" svg:x="9.8cm" svg:y="9.7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58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23T10:42:47.700771350</dc:date>
    <meta:editing-duration>PT1H26M21S</meta:editing-duration>
    <meta:editing-cycles>26</meta:editing-cycles>
    <meta:generator>LibreOffice/5.1.4.2$Linux_X86_64 LibreOffice_project/10m0$Build-2</meta:generator>
    <meta:document-statistic meta:object-count="388"/>
  </office:meta>
</office:document-meta>
</file>